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officeooo:paragraph-rsid="00224b48" fo:hyphenate="true" fo:hyphenation-remain-char-count="2" fo:hyphenation-push-char-count="2"/>
    </style:style>
    <style:style style:name="P2" style:family="paragraph" style:parent-style-name="Text_20_body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8pt" fo:language="ro" fo:country="RO" fo:font-weight="bold" officeooo:paragraph-rsid="00224b48" style:font-size-asian="18pt" style:font-weight-asian="bold" style:font-name-complex="Times New Roman1" style:font-size-complex="18pt" fo:hyphenate="true" fo:hyphenation-remain-char-count="2" fo:hyphenation-push-char-count="2"/>
    </style:style>
    <style:style style:name="P3" style:family="paragraph" style:parent-style-name="Standard">
      <style:text-properties style:font-name="Times New Roman" officeooo:rsid="00174b1e" officeooo:paragraph-rsid="00174b1e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5pt" fo:font-weight="bold" officeooo:rsid="00174b1e" officeooo:paragraph-rsid="001acf3f" style:font-size-asian="15pt" style:font-weight-asian="bold" style:font-size-complex="15pt" style:font-weight-complex="bold"/>
    </style:style>
    <style:style style:name="P5" style:family="paragraph" style:parent-style-name="List_20_Paragraph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3716b9" officeooo:paragraph-rsid="0017a806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6" style:family="paragraph" style:parent-style-name="List_20_Paragraph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2pt" fo:language="ro" fo:country="RO" fo:font-weight="normal" officeooo:rsid="003716b9" officeooo:paragraph-rsid="00194fee" style:font-size-asian="12pt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7" style:family="paragraph" style:parent-style-name="Heading_20_2">
      <style:text-properties style:font-name="Times New Roman" fo:font-size="13pt" officeooo:rsid="00174b1e" officeooo:paragraph-rsid="001acf3f" style:font-size-asian="13pt" style:font-size-complex="13pt"/>
    </style:style>
    <style:style style:name="P8" style:family="paragraph" style:parent-style-name="Heading_20_2">
      <style:paragraph-properties fo:margin-left="0in" fo:margin-right="0in" fo:margin-top="0.0835in" fo:margin-bottom="0.25in" loext:contextual-spacing="false" fo:line-height="150%" fo:text-align="start" style:justify-single-word="false" fo:hyphenation-ladder-count="no-limit" fo:text-indent="0in" style:auto-text-indent="false" style:vertical-align="auto">
        <style:tab-stops/>
      </style:paragraph-properties>
      <style:text-properties style:font-name="Times New Roman" fo:font-size="13pt" fo:language="ro" fo:country="RO" fo:font-weight="bold" officeooo:rsid="00209d89" officeooo:paragraph-rsid="00211091" style:font-size-asian="13pt" style:font-weight-asian="bold" style:font-name-complex="Times New Roman1" style:font-size-complex="13pt" style:font-weight-complex="bold" fo:hyphenate="true" fo:hyphenation-remain-char-count="2" fo:hyphenation-push-char-count="2"/>
    </style:style>
    <style:style style:name="T1" style:family="text">
      <style:text-properties officeooo:rsid="0330c6a1"/>
    </style:style>
    <style:style style:name="T2" style:family="text">
      <style:text-properties officeooo:rsid="03327cfb"/>
    </style:style>
    <style:style style:name="T3" style:family="text">
      <style:text-properties officeooo:rsid="03346f08"/>
    </style:style>
    <style:style style:name="T4" style:family="text">
      <style:text-properties officeooo:rsid="0334a4d9"/>
    </style:style>
    <style:style style:name="T5" style:family="text">
      <style:text-properties officeooo:rsid="03360221"/>
    </style:style>
    <style:style style:name="T6" style:family="text">
      <style:text-properties officeooo:rsid="0017a806"/>
    </style:style>
    <style:style style:name="T7" style:family="text">
      <style:text-properties style:font-name="Times New Roman" fo:font-size="12pt" fo:language="ro" fo:country="RO" fo:font-weight="normal" officeooo:rsid="001cc809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ro" fo:country="RO" fo:font-weight="normal" officeooo:rsid="001d646c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language="ro" fo:country="RO" fo:font-weight="normal" officeooo:rsid="034d8df4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language="ro" fo:country="RO" fo:font-weight="normal" officeooo:rsid="001d3197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language="ro" fo:country="RO" fo:font-weight="normal" officeooo:rsid="034f8d98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fo:font-size="12pt" fo:language="ro" fo:country="RO" fo:font-weight="normal" officeooo:rsid="0276cdd7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2pt" fo:language="ro" fo:country="RO" fo:font-weight="normal" officeooo:rsid="0350edb3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size="12pt" fo:language="ro" fo:country="RO" fo:font-weight="normal" officeooo:rsid="0277fe69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" fo:font-size="12pt" fo:language="ro" fo:country="RO" fo:font-weight="normal" officeooo:rsid="0279e614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language="ro" fo:country="RO" fo:font-weight="normal" officeooo:rsid="0352a613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language="ro" fo:country="RO" fo:font-weight="normal" officeooo:rsid="001f83d2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Times New Roman" fo:font-size="12pt" fo:language="ro" fo:country="RO" fo:font-weight="normal" officeooo:rsid="0353edbd" style:font-size-asian="12pt" style:font-weight-asian="normal" style:font-name-complex="Times New Roman1" style:font-size-complex="12pt" style:font-weight-complex="normal"/>
    </style:style>
    <style:style style:name="T19" style:family="text">
      <style:text-properties officeooo:rsid="03475b77"/>
    </style:style>
    <style:style style:name="T20" style:family="text">
      <style:text-properties officeooo:rsid="03490277"/>
    </style:style>
    <style:style style:name="T21" style:family="text">
      <style:text-properties officeooo:rsid="0349ae39"/>
    </style:style>
    <style:style style:name="T22" style:family="text">
      <style:text-properties officeooo:rsid="034caf69"/>
    </style:style>
    <style:style style:name="T23" style:family="text">
      <style:text-properties officeooo:rsid="00209d89"/>
    </style:style>
    <style:style style:name="T24" style:family="text">
      <style:text-properties style:font-name="Times New Roman" fo:font-size="13pt" fo:language="ro" fo:country="RO" fo:font-weight="bold" officeooo:rsid="00209d89" style:font-size-asian="13pt" style:font-weight-asian="bold" style:font-name-complex="Times New Roman1" style:font-size-complex="13pt" style:font-weight-complex="bold"/>
    </style:style>
    <style:style style:name="T25" style:family="text">
      <style:text-properties style:font-name="Times New Roman" fo:font-size="12pt" fo:font-weight="normal" officeooo:rsid="001f83d2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2pt" fo:font-weight="normal" officeooo:rsid="0020b4c6" style:font-size-asian="12pt" style:font-weight-asian="normal" style:font-size-complex="12pt" style:font-weight-complex="normal"/>
    </style:style>
    <style:style style:name="T27" style:family="text">
      <style:text-properties style:font-name="Times New Roman" fo:font-size="12pt" fo:font-weight="normal" officeooo:rsid="03555697" style:font-size-asian="12pt" style:font-weight-asian="normal" style:font-size-complex="12pt" style:font-weight-complex="normal"/>
    </style:style>
    <style:style style:name="T28" style:family="text">
      <style:text-properties style:font-name="Times New Roman" fo:font-size="12pt" fo:font-weight="normal" officeooo:rsid="03543147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zumat pentru lucrarea de licenta </text:p>
      <text:p text:style-name="P4">“Tehnici de vectorizare a imaginilor de tip raster”</text:p>
      <text:p text:style-name="P3"/>
      <text:h text:style-name="P7" text:outline-level="2">Motivația</text:h>
      <text:p text:style-name="P5"><text:tab/>Într-o zi căutam un cadou pentru o prieten<text:span text:style-name="T1">ă</text:span> prin zona <text:span text:style-name="T2">Pieței</text:span> Unirii, iar unul dintre lucrurile care mi-a atras atenția au fost tricourile cu texte sau desene <text:span text:style-name="T3">tipărite</text:span> pe ele. Trecând prin toate modele pe care le aveau nu am găsit ceva destul de potrivit. Am întrebat <text:span text:style-name="T4">vânzătoarea</text:span> dacă poate să facă tricouri personalizate, <text:span text:style-name="T5">ea spunând că </text:span>pozele <text:span text:style-name="T5">trebuie </text:span>să fie în format vectorial.</text:p>
      <text:p text:style-name="P5"><text:tab/>Din curiozitate am căutat pe internet dacă exista tool-uri sau aplicații care <text:span text:style-name="T6">pot transforma o imagine raster intr-una vectoriala. În momentul în care am scris licenta, pe internet am putut găsi doar aplicații care : permiteau doar vizualizarea imaginilor vectorizate(nu și salvarea lor) , sau convertirea avea doar trei setari de rafinitate (low,medium,high) , sau aveau un timp de procesare foarte mare, sau costurile lor incepeau de la 295 $ pana la 1500 $. Niciuna dintre aplicații sau tool-uri era freeware, toate fiind ori shareware ori trebuia platita o suma foarte mare de bani.</text:span></text:p>
      <text:p text:style-name="P6"><text:tab/><text:span text:style-name="T19">Văzând</text:span> toate aceste <text:span text:style-name="T19">implementări</text:span> diferite oferite la pre<text:span text:style-name="T19">țuri</text:span> relativ mari , am decis sa creez câteva <text:span text:style-name="T20">implementări</text:span> pentru vectorizarea unei imagini, și s<text:span text:style-name="T21">ă</text:span> public codul surs<text:span text:style-name="T22">ă</text:span> pe GitHub.</text:p>
      <text:h text:style-name="P8" text:outline-level="2">Diferența dintre o imagine vectoriala și una raster</text:h>
      <text:p text:style-name="P1"><text:span text:style-name="T24"><text:tab/></text:span><text:span text:style-name="T7">Grafica </text:span><text:span text:style-name="T8">vectorial</text:span><text:span text:style-name="T9">ă</text:span><text:span text:style-name="T7"> </text:span><text:span text:style-name="T10">reprezint</text:span><text:span text:style-name="T11">ă</text:span><text:span text:style-name="T7"> folosirea primitivelor geometrice (puncte, </text:span><text:span text:style-name="T12">segmente de dreapt</text:span><text:span text:style-name="T11">ă</text:span><text:span text:style-name="T7"> , curbe , poligoane </text:span><text:span text:style-name="T10">etc.</text:span><text:span text:style-name="T7">) </text:span><text:span text:style-name="T10">pentru a crea imagini digitale. Imaginile vectoriale sunt bazate pe vectori (sau perimetre / forme), </text:span><text:span text:style-name="T8">ele având puncte de control sau noduri de control. Fiecare dintre aceste puncte au o poziție definit</text:span><text:span text:style-name="T13">ă</text:span><text:span text:style-name="T8"> </text:span><text:span text:style-name="T14">în raport cu axele</text:span><text:span text:style-name="T8"> </text:span><text:span text:style-name="T15">O</text:span><text:span text:style-name="T8">X și </text:span><text:span text:style-name="T15">O</text:span><text:span text:style-name="T8">Y ale spațiului de lucru și determin</text:span><text:span text:style-name="T13">ă</text:span><text:span text:style-name="T8"> direcția liniilor. Fiecare dintre </text:span><text:span text:style-name="T16">aceste </text:span><text:span text:style-name="T8">linii pot avea asignate proprietăți precum culoarea , forma și grosimea. Iar formele geometrice pot avea interiorul umplut cu o culoare sau nu. Toate aceste proprietăți nu cresc în mod semnificativ mărimea </text:span><text:span text:style-name="T17">fizic</text:span><text:span text:style-name="T18">ă</text:span><text:span text:style-name="T17"> a </text:span><text:span text:style-name="T18">fișierului</text:span><text:span text:style-name="T17"> pe spațiul de stocare, deoarece informațiile doar descriu cum să fie desenate primitivele geometrice.</text:span></text:p>
      <text:p text:style-name="P2"><text:span text:style-name="T25"><text:tab/></text:span><text:span text:style-name="T26">În comparație cu imaginile bazate pe pixeli , cele bazate pe primitive pot fi mărite </text:span><text:span text:style-name="T27">oricât</text:span><text:span text:style-name="T26"> fără pierderea </text:span><text:span text:style-name="T28">calități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fals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20:06:29.657000000</meta:creation-date>
    <dc:date>2017-07-09T22:24:58.051000000</dc:date>
    <meta:editing-duration>PT37M34S</meta:editing-duration>
    <meta:editing-cycles>9</meta:editing-cycles>
    <meta:generator>LibreOffice/5.3.3.2$Windows_X86_64 LibreOffice_project/3d9a8b4b4e538a85e0782bd6c2d430bafe583448</meta:generator>
    <meta:document-statistic meta:table-count="0" meta:image-count="0" meta:object-count="0" meta:page-count="1" meta:paragraph-count="9" meta:word-count="341" meta:character-count="2169" meta:non-whitespace-character-count="1831"/>
  </office:meta>
</office:document-meta>
</file>